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7.12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9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gr10" style:family="graphic" style:parent-style-name="standard">
      <style:graphic-properties draw:fill="gradient" draw:fill-gradient-name="Linear_20_blue_2f_whit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ffffff"/>
    </style:style>
    <style:style style:name="gr13" style:family="graphic" style:parent-style-name="standard">
      <style:graphic-properties draw:stroke="none" draw:fill="solid" draw:fill-color="#ffffff" fo:min-height="3.556cm"/>
    </style:style>
    <style:style style:name="P1" style:family="paragraph">
      <style:text-properties fo:font-size="48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paragraph-properties fo:text-align="end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5pt" style:font-size-asian="15pt" style:font-size-complex="15pt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paragraph-properties fo:text-align="center"/>
      <style:text-properties fo:font-size="15pt"/>
    </style:style>
    <style:style style:name="P10" style:family="paragraph">
      <style:paragraph-properties fo:text-align="start"/>
      <style:text-properties fo:font-size="15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4pt"/>
    </style:style>
    <style:style style:name="P13" style:family="paragraph">
      <style:text-properties fo:font-size="15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font-size="1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LIENT PLUG-IN" draw:style-name="dp1" draw:master-page-name="Default">
        <office:forms form:automatic-focus="false" form:apply-design-mode="false"/>
        <draw:frame draw:style-name="gr1" draw:text-style-name="P2" draw:layer="layout" svg:width="21.732cm" svg:height="2.143cm" svg:x="2.89cm" svg:y="9.255cm">
          <draw:text-box>
            <text:p text:style-name="P1"><text:span text:style-name="T1">CLIENT PLUG-IN MOCKUP</text:span></text:p>
          </draw:text-box>
        </draw:frame>
        <draw:frame draw:style-name="gr2" draw:text-style-name="P3" draw:layer="layout" svg:width="7.771cm" svg:height="4.027cm" svg:x="16.851cm" svg:y="11.795cm">
          <draw:text-box>
            <text:p text:style-name="P3"><text:span text:style-name="T2">Grant Gipson</text:span></text:p>
            <text:p text:style-name="P3"><text:span text:style-name="T2">Senior CAP Project</text:span></text:p>
            <text:p text:style-name="P3"><text:span text:style-name="T2">Revision 1.0</text:span></text:p>
            <text:p text:style-name="P3"><text:span text:style-name="T2">October 31, 2010</text:span></text:p>
          </draw:text-box>
        </draw:frame>
      </draw:page>
      <draw:page draw:name="Unauthenticated" draw:style-name="dp1" draw:master-page-name="Default">
        <draw:custom-shape draw:style-name="gr3" draw:text-style-name="P4" draw:layer="layout" svg:width="25.94cm" svg:height="2.54cm" svg:x="1cm" svg:y="9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08cm" svg:height="0.635cm" svg:x="4.275cm" svg:y="9.89cm">
          <text:p text:style-name="P5"><text:span text:style-name="T3">ggipson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953cm" svg:height="0.839cm" svg:x="1.335cm" svg:y="9.819cm">
          <draw:text-box>
            <text:p text:style-name="P7"><text:span text:style-name="T3">Username</text:span></text:p>
          </draw:text-box>
        </draw:frame>
        <draw:custom-shape draw:style-name="gr4" draw:text-style-name="P6" draw:layer="layout" svg:width="5.08cm" svg:height="0.635cm" svg:x="4.275cm" svg:y="10.696cm">
          <text:p text:style-name="P6">************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835cm" svg:height="0.839cm" svg:x="1.335cm" svg:y="10.625cm">
          <draw:text-box>
            <text:p text:style-name="P7"><text:span text:style-name="T3">Password</text:span></text:p>
          </draw:text-box>
        </draw:frame>
        <draw:custom-shape draw:style-name="gr6" draw:text-style-name="P8" draw:layer="layout" svg:width="1.905cm" svg:height="0.635cm" svg:x="9.89cm" svg:y="10.696cm">
          <text:p text:style-name="P4"><text:span text:style-name="T3">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175cm" svg:height="0.635cm" svg:x="23.226cm" svg:y="10.997cm">
          <text:p text:style-name="P9"><text:span text:style-name="T3">Preferenc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uthenticating" draw:style-name="dp1" draw:master-page-name="Default">
        <draw:custom-shape draw:style-name="gr3" draw:text-style-name="P4" draw:layer="layout" svg:width="25.94cm" svg:height="2.54cm" svg:x="1cm" svg:y="9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08cm" svg:height="0.635cm" svg:x="4.275cm" svg:y="9.89cm">
          <text:p text:style-name="P10"><text:span text:style-name="T3">ggipson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953cm" svg:height="0.839cm" svg:x="1.335cm" svg:y="9.819cm">
          <draw:text-box>
            <text:p text:style-name="P7"><text:span text:style-name="T3">Username</text:span></text:p>
          </draw:text-box>
        </draw:frame>
        <draw:custom-shape draw:style-name="gr4" draw:text-style-name="P6" draw:layer="layout" svg:width="5.08cm" svg:height="0.635cm" svg:x="4.275cm" svg:y="10.696cm">
          <text:p text:style-name="P6">************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835cm" svg:height="0.839cm" svg:x="1.335cm" svg:y="10.625cm">
          <draw:text-box>
            <text:p text:style-name="P7"><text:span text:style-name="T3">Password</text:span></text:p>
          </draw:text-box>
        </draw:frame>
        <draw:custom-shape draw:style-name="gr7" draw:text-style-name="P8" draw:layer="layout" svg:width="1.905cm" svg:height="0.635cm" svg:x="9.89cm" svg:y="10.696cm">
          <text:p text:style-name="P9"><text:span text:style-name="T3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4.32cm" svg:height="0.839cm" svg:x="9.59cm" svg:y="9.79cm">
          <draw:text-box>
            <text:p text:style-name="P7"><text:span text:style-name="T3">Authenticating...</text:span></text:p>
          </draw:text-box>
        </draw:frame>
        <draw:custom-shape draw:style-name="gr7" draw:text-style-name="P8" draw:layer="layout" svg:width="3.175cm" svg:height="0.635cm" svg:x="23.226cm" svg:y="10.997cm">
          <text:p text:style-name="P9"><text:span text:style-name="T3">Preferenc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uthenticated" draw:style-name="dp1" draw:master-page-name="Default">
        <draw:custom-shape draw:style-name="gr3" draw:text-style-name="P4" draw:layer="layout" svg:width="25.94cm" svg:height="2.54cm" svg:x="1cm" svg:y="9.25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175cm" svg:height="0.839cm" svg:x="23.025cm" svg:y="9.255cm">
          <draw:text-box>
            <text:p text:style-name="P6"><text:span text:style-name="T3">ggipson</text:span></text:p>
          </draw:text-box>
        </draw:frame>
        <draw:custom-shape draw:style-name="gr7" draw:text-style-name="P8" draw:layer="layout" svg:width="3.175cm" svg:height="0.635cm" svg:x="23.225cm" svg:y="10.19cm">
          <text:p text:style-name="P9"><text:span text:style-name="T3">Log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175cm" svg:height="0.635cm" svg:x="23.225cm" svg:y="10.996cm">
          <text:p text:style-name="P9"><text:span text:style-name="T3">Prefer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1.27cm" svg:x="1.635cm" svg:y="10.19cm">
          <text:p text:style-name="P9"><text:span text:style-name="T3">Download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5.28cm" svg:height="0.839cm" svg:x="10.325cm" svg:y="9.255cm">
          <draw:text-box>
            <text:p text:style-name="P6"><text:span text:style-name="T3">Multiple Pages by</text:span></text:p>
          </draw:text-box>
        </draw:frame>
        <draw:frame draw:style-name="gr8" draw:text-style-name="P7" draw:layer="layout" svg:width="4.445cm" svg:height="0.839cm" svg:x="1.435cm" svg:y="9.255cm">
          <draw:text-box>
            <text:p text:style-name="P6"><text:span text:style-name="T3">Single Page</text:span></text:p>
          </draw:text-box>
        </draw:frame>
        <draw:custom-shape draw:style-name="gr9" draw:text-style-name="P4" draw:layer="layout" svg:width="1.651cm" svg:height="1.905cm" svg:x="7.553cm" svg:y="9.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27cm" svg:height="1.27cm" svg:x="7.75cm" svg:y="9.8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6" draw:layer="layout" svg:width="5.08cm" svg:height="0.635cm" svg:x="10.525cm" svg:y="10.19cm">
          <text:p text:style-name="P10"><text:span text:style-name="T3">Domain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35cm" svg:height="0.635cm" svg:x="15.605cm" svg:y="10.19cm">
          <text:p text:style-name="P4"><text:span text:style-name="T4">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3.175cm" svg:height="0.635cm" svg:x="10.525cm" svg:y="10.96cm">
          <text:p text:style-name="P9"><text:span text:style-name="T3">Down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08cm" svg:height="1.778cm" svg:x="16.963cm" svg:y="9.625cm">
          <text:p><text:span text:style-name="T3">www.en.wikipedi...</text:span><text:span text:style-name="T3"><text:line-break/></text:span><text:span text:style-name="T3">w</text:span><text:span text:style-name="T3">ww.foxnews.com</text:span><text:span text:style-name="T3"><text:line-break/></text:span><text:span text:style-name="T3">*.google.com</text:span></text:p>
          <draw:enhanced-geometry svg:viewBox="0 0 21600 21600" draw:type="rectangle" draw:enhanced-path="M 0 0 L 21600 0 21600 21600 0 21600 0 0 Z N"/>
        </draw:custom-shape>
      </draw:page>
      <draw:page draw:name="Multiple Pages" draw:style-name="dp1" draw:master-page-name="Default">
        <draw:custom-shape draw:style-name="gr3" draw:text-style-name="P4" draw:layer="layout" svg:width="25.94cm" svg:height="2.54cm" svg:x="1cm" svg:y="9.25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.175cm" svg:height="0.839cm" svg:x="23.025cm" svg:y="9.255cm">
          <draw:text-box>
            <text:p text:style-name="P6"><text:span text:style-name="T3">ggipson</text:span></text:p>
          </draw:text-box>
        </draw:frame>
        <draw:custom-shape draw:style-name="gr7" draw:text-style-name="P8" draw:layer="layout" svg:width="3.175cm" svg:height="0.635cm" svg:x="23.225cm" svg:y="10.19cm">
          <text:p text:style-name="P9"><text:span text:style-name="T3">Log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175cm" svg:height="0.635cm" svg:x="23.225cm" svg:y="10.996cm">
          <text:p text:style-name="P9"><text:span text:style-name="T3">Prefer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1.27cm" svg:x="1.635cm" svg:y="10.19cm">
          <text:p text:style-name="P9"><text:span text:style-name="T3">Download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5.28cm" svg:height="0.839cm" svg:x="10.325cm" svg:y="9.255cm">
          <draw:text-box>
            <text:p text:style-name="P6"><text:span text:style-name="T3">Multiple Pages by</text:span></text:p>
          </draw:text-box>
        </draw:frame>
        <draw:frame draw:style-name="gr8" draw:text-style-name="P6" draw:layer="layout" svg:width="4.445cm" svg:height="0.839cm" svg:x="1.435cm" svg:y="9.255cm">
          <draw:text-box>
            <text:p text:style-name="P6"><text:span text:style-name="T3">Single Page</text:span></text:p>
          </draw:text-box>
        </draw:frame>
        <draw:custom-shape draw:style-name="gr9" draw:text-style-name="P4" draw:layer="layout" svg:width="1.651cm" svg:height="1.905cm" svg:x="7.553cm" svg:y="9.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27cm" svg:height="1.27cm" svg:x="7.75cm" svg:y="9.8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6" draw:layer="layout" svg:width="5.08cm" svg:height="0.635cm" svg:x="10.525cm" svg:y="10.19cm">
          <text:p text:style-name="P10"><text:span text:style-name="T3">Domain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35cm" svg:height="0.635cm" svg:x="15.605cm" svg:y="10.19cm">
          <text:p text:style-name="P12"><text:span text:style-name="T4">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3.175cm" svg:height="0.635cm" svg:x="10.525cm" svg:y="10.96cm">
          <text:p text:style-name="P9"><text:span text:style-name="T3">Down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08cm" svg:height="1.778cm" svg:x="16.963cm" svg:y="9.625cm">
          <text:p text:style-name="P13"><text:span text:style-name="T3">www.en.wikipedi...</text:span><text:span text:style-name="T3"><text:line-break/></text:span><text:span text:style-name="T3">w</text:span><text:span text:style-name="T3">ww.foxnews.com</text:span><text:span text:style-name="T3"><text:line-break/></text:span><text:span text:style-name="T3">*.google.co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2.84cm" svg:x="12.43cm" svg:y="10.86cm">
          <text:p text:style-name="P13"><text:span text:style-name="T3">Domain</text:span><text:span text:style-name="T3"><text:line-break/></text:span><text:span text:style-name="T3">Host</text:span><text:span text:style-name="T3"><text:line-break/></text:span><text:span text:style-name="T3">Directory</text:span><text:span text:style-name="T3"><text:line-break/></text:span><text:span text:style-name="T3">URL list</text:span></text:p>
          <draw:enhanced-geometry svg:viewBox="0 0 21600 21600" draw:type="rectangle" draw:enhanced-path="M 0 0 L 21600 0 21600 21600 0 21600 0 0 Z N"/>
        </draw:custom-shape>
      </draw:page>
      <draw:page draw:name="Select Domain" draw:style-name="dp1" draw:master-page-name="Default">
        <draw:custom-shape draw:style-name="gr3" draw:text-style-name="P4" draw:layer="layout" svg:width="25.94cm" svg:height="2.54cm" svg:x="1cm" svg:y="9.25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.175cm" svg:height="0.839cm" svg:x="23.025cm" svg:y="9.255cm">
          <draw:text-box>
            <text:p text:style-name="P6"><text:span text:style-name="T3">ggipson</text:span></text:p>
          </draw:text-box>
        </draw:frame>
        <draw:custom-shape draw:style-name="gr7" draw:text-style-name="P8" draw:layer="layout" svg:width="3.175cm" svg:height="0.635cm" svg:x="23.225cm" svg:y="10.19cm">
          <text:p text:style-name="P9"><text:span text:style-name="T3">Log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175cm" svg:height="0.635cm" svg:x="23.225cm" svg:y="10.996cm">
          <text:p text:style-name="P9"><text:span text:style-name="T3">Prefer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1.27cm" svg:x="1.635cm" svg:y="10.19cm">
          <text:p text:style-name="P9"><text:span text:style-name="T3">Download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5.28cm" svg:height="0.839cm" svg:x="10.325cm" svg:y="9.255cm">
          <draw:text-box>
            <text:p text:style-name="P6"><text:span text:style-name="T3">Multiple Pages by</text:span></text:p>
          </draw:text-box>
        </draw:frame>
        <draw:frame draw:style-name="gr8" draw:text-style-name="P6" draw:layer="layout" svg:width="4.445cm" svg:height="0.839cm" svg:x="1.435cm" svg:y="9.255cm">
          <draw:text-box>
            <text:p text:style-name="P6"><text:span text:style-name="T3">Single Page</text:span></text:p>
          </draw:text-box>
        </draw:frame>
        <draw:custom-shape draw:style-name="gr9" draw:text-style-name="P4" draw:layer="layout" svg:width="1.651cm" svg:height="1.905cm" svg:x="7.553cm" svg:y="9.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27cm" svg:height="1.27cm" svg:x="7.75cm" svg:y="9.8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6" draw:layer="layout" svg:width="5.08cm" svg:height="0.635cm" svg:x="10.525cm" svg:y="10.19cm">
          <text:p text:style-name="P10"><text:span text:style-name="T3">Domain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35cm" svg:height="0.635cm" svg:x="15.605cm" svg:y="10.19cm">
          <text:p text:style-name="P12"><text:span text:style-name="T4">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3.175cm" svg:height="0.635cm" svg:x="10.525cm" svg:y="10.96cm">
          <text:p text:style-name="P9"><text:span text:style-name="T3">Down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08cm" svg:height="1.778cm" svg:x="16.963cm" svg:y="9.625cm">
          <text:p text:style-name="P13"><text:span text:style-name="T3">www.en.wikipedi...</text:span><text:span text:style-name="T3"><text:line-break/></text:span><text:span text:style-name="T3">w</text:span><text:span text:style-name="T3">ww.foxnews.com</text:span><text:span text:style-name="T3"><text:line-break/></text:span><text:span text:style-name="T3">*.google.co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2.84cm" svg:x="12.43cm" svg:y="10.86cm">
          <text:p text:style-name="P13"><text:span text:style-name="T3">Domain</text:span><text:span text:style-name="T3"><text:line-break/></text:span><text:span text:style-name="T3">Host</text:span><text:span text:style-name="T3"><text:line-break/></text:span><text:span text:style-name="T3">Directory</text:span><text:span text:style-name="T3"><text:line-break/></text:span><text:span text:style-name="T3">URL lis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78cm" svg:height="13.335cm" svg:x="4.81cm" svg:y="4.8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6.51cm" svg:height="0.839cm" svg:x="5.445cm" svg:y="5.241cm">
          <draw:text-box>
            <text:p text:style-name="P6"><text:span text:style-name="T3">Download pages from domain</text:span></text:p>
          </draw:text-box>
        </draw:frame>
        <draw:custom-shape draw:style-name="gr4" draw:text-style-name="P5" draw:layer="layout" svg:width="16.51cm" svg:height="8.89cm" svg:x="5.445cm" svg:y="6.08cm">
          <text:p text:style-name="P5"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3.335cm" svg:height="0.635cm" svg:x="5.445cm" svg:y="15.6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54cm" svg:height="0.635cm" svg:x="19.415cm" svg:y="15.605cm">
          <text:p text:style-name="P9"><text:span text:style-name="T3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81cm" svg:height="0.935cm" svg:x="5.445cm" svg:y="16.875cm">
          <text:p text:style-name="P9"><text:span text:style-name="T3">Verif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81cm" svg:height="0.935cm" svg:x="9.89cm" svg:y="16.875cm">
          <text:p text:style-name="P9"><text:span text:style-name="T3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4" draw:layer="layout" svg:width="10.795cm" svg:height="1.916cm" svg:x="5.645cm" svg:y="6.28cm">
          <draw:text-box>
            <text:p text:style-name="P14"><text:span text:style-name="T4">www.en.wikipedia.org</text:span></text:p>
            <text:p text:style-name="P14"><text:span text:style-name="T4">www.foxnews.com</text:span></text:p>
            <text:p text:style-name="P14"><text:span text:style-name="T4">*.google.com</text:span></text:p>
          </draw:text-box>
        </draw:frame>
      </draw:page>
      <draw:page draw:name="Select Host" draw:style-name="dp1" draw:master-page-name="Default">
        <draw:custom-shape draw:style-name="gr3" draw:text-style-name="P4" draw:layer="layout" svg:width="25.94cm" svg:height="2.54cm" svg:x="1cm" svg:y="9.25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.175cm" svg:height="0.839cm" svg:x="23.025cm" svg:y="9.255cm">
          <draw:text-box>
            <text:p text:style-name="P6"><text:span text:style-name="T3">ggipson</text:span></text:p>
          </draw:text-box>
        </draw:frame>
        <draw:custom-shape draw:style-name="gr7" draw:text-style-name="P8" draw:layer="layout" svg:width="3.175cm" svg:height="0.635cm" svg:x="23.225cm" svg:y="10.19cm">
          <text:p text:style-name="P9"><text:span text:style-name="T3">Log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175cm" svg:height="0.635cm" svg:x="23.225cm" svg:y="10.996cm">
          <text:p text:style-name="P9"><text:span text:style-name="T3">Prefer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1.27cm" svg:x="1.635cm" svg:y="10.19cm">
          <text:p text:style-name="P9"><text:span text:style-name="T3">Download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5.28cm" svg:height="0.839cm" svg:x="10.325cm" svg:y="9.255cm">
          <draw:text-box>
            <text:p text:style-name="P6"><text:span text:style-name="T3">Multiple Pages by</text:span></text:p>
          </draw:text-box>
        </draw:frame>
        <draw:frame draw:style-name="gr8" draw:text-style-name="P6" draw:layer="layout" svg:width="4.445cm" svg:height="0.839cm" svg:x="1.435cm" svg:y="9.255cm">
          <draw:text-box>
            <text:p text:style-name="P6"><text:span text:style-name="T3">Single Page</text:span></text:p>
          </draw:text-box>
        </draw:frame>
        <draw:custom-shape draw:style-name="gr9" draw:text-style-name="P4" draw:layer="layout" svg:width="1.651cm" svg:height="1.905cm" svg:x="7.553cm" svg:y="9.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27cm" svg:height="1.27cm" svg:x="7.75cm" svg:y="9.8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6" draw:layer="layout" svg:width="5.08cm" svg:height="0.635cm" svg:x="10.525cm" svg:y="10.19cm">
          <text:p text:style-name="P10"><text:span text:style-name="T3">Domain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35cm" svg:height="0.635cm" svg:x="15.605cm" svg:y="10.19cm">
          <text:p text:style-name="P12"><text:span text:style-name="T4">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3.175cm" svg:height="0.635cm" svg:x="10.525cm" svg:y="10.96cm">
          <text:p text:style-name="P9"><text:span text:style-name="T3">Down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08cm" svg:height="1.778cm" svg:x="16.963cm" svg:y="9.625cm">
          <text:p text:style-name="P13"><text:span text:style-name="T3">www.en.wikipedi...</text:span><text:span text:style-name="T3"><text:line-break/></text:span><text:span text:style-name="T3">w</text:span><text:span text:style-name="T3">ww.foxnews.com</text:span><text:span text:style-name="T3"><text:line-break/></text:span><text:span text:style-name="T3">*.google.co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2.84cm" svg:x="12.43cm" svg:y="10.86cm">
          <text:p text:style-name="P13"><text:span text:style-name="T3">Domain</text:span><text:span text:style-name="T3"><text:line-break/></text:span><text:span text:style-name="T3">Host</text:span><text:span text:style-name="T3"><text:line-break/></text:span><text:span text:style-name="T3">Directory</text:span><text:span text:style-name="T3"><text:line-break/></text:span><text:span text:style-name="T3">URL lis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78cm" svg:height="13.335cm" svg:x="4.81cm" svg:y="4.8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6.51cm" svg:height="0.839cm" svg:x="5.445cm" svg:y="5.241cm">
          <draw:text-box>
            <text:p text:style-name="P6"><text:span text:style-name="T3">Download pages from host</text:span></text:p>
          </draw:text-box>
        </draw:frame>
        <draw:custom-shape draw:style-name="gr4" draw:text-style-name="P5" draw:layer="layout" svg:width="16.51cm" svg:height="8.89cm" svg:x="5.445cm" svg:y="6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3.335cm" svg:height="0.635cm" svg:x="5.445cm" svg:y="15.6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54cm" svg:height="0.635cm" svg:x="19.415cm" svg:y="15.605cm">
          <text:p text:style-name="P9"><text:span text:style-name="T3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81cm" svg:height="0.935cm" svg:x="5.445cm" svg:y="16.875cm">
          <text:p text:style-name="P9"><text:span text:style-name="T3">Verif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81cm" svg:height="0.935cm" svg:x="9.89cm" svg:y="16.875cm">
          <text:p text:style-name="P9"><text:span text:style-name="T3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4" draw:layer="layout" svg:width="10.795cm" svg:height="1.361cm" svg:x="5.645cm" svg:y="6.28cm">
          <draw:text-box>
            <text:p><text:span text:style-name="T4">http://www.skondora.com</text:span><text:span text:style-name="T4"><text:line-break/></text:span><text:span text:style-name="T4">http://www.pandora.com</text:span></text:p>
          </draw:text-box>
        </draw:frame>
      </draw:page>
      <draw:page draw:name="Select Directory" draw:style-name="dp1" draw:master-page-name="Default">
        <draw:custom-shape draw:style-name="gr3" draw:text-style-name="P4" draw:layer="layout" svg:width="25.94cm" svg:height="2.54cm" svg:x="1cm" svg:y="9.25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.175cm" svg:height="0.839cm" svg:x="23.025cm" svg:y="9.255cm">
          <draw:text-box>
            <text:p text:style-name="P6"><text:span text:style-name="T3">ggipson</text:span></text:p>
          </draw:text-box>
        </draw:frame>
        <draw:custom-shape draw:style-name="gr7" draw:text-style-name="P8" draw:layer="layout" svg:width="3.175cm" svg:height="0.635cm" svg:x="23.225cm" svg:y="10.19cm">
          <text:p text:style-name="P9"><text:span text:style-name="T3">Log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175cm" svg:height="0.635cm" svg:x="23.225cm" svg:y="10.996cm">
          <text:p text:style-name="P9"><text:span text:style-name="T3">Prefer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1.27cm" svg:x="1.635cm" svg:y="10.19cm">
          <text:p text:style-name="P9"><text:span text:style-name="T3">Download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5.28cm" svg:height="0.839cm" svg:x="10.325cm" svg:y="9.255cm">
          <draw:text-box>
            <text:p text:style-name="P6"><text:span text:style-name="T3">Multiple Pages by</text:span></text:p>
          </draw:text-box>
        </draw:frame>
        <draw:frame draw:style-name="gr8" draw:text-style-name="P6" draw:layer="layout" svg:width="4.445cm" svg:height="0.839cm" svg:x="1.435cm" svg:y="9.255cm">
          <draw:text-box>
            <text:p text:style-name="P6"><text:span text:style-name="T3">Single Page</text:span></text:p>
          </draw:text-box>
        </draw:frame>
        <draw:custom-shape draw:style-name="gr9" draw:text-style-name="P4" draw:layer="layout" svg:width="1.651cm" svg:height="1.905cm" svg:x="7.553cm" svg:y="9.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27cm" svg:height="1.27cm" svg:x="7.75cm" svg:y="9.8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6" draw:layer="layout" svg:width="5.08cm" svg:height="0.635cm" svg:x="10.525cm" svg:y="10.19cm">
          <text:p text:style-name="P10"><text:span text:style-name="T3">Domain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35cm" svg:height="0.635cm" svg:x="15.605cm" svg:y="10.19cm">
          <text:p text:style-name="P12"><text:span text:style-name="T4">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3.175cm" svg:height="0.635cm" svg:x="10.525cm" svg:y="10.96cm">
          <text:p text:style-name="P9"><text:span text:style-name="T3">Down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08cm" svg:height="1.778cm" svg:x="16.963cm" svg:y="9.625cm">
          <text:p text:style-name="P13"><text:span text:style-name="T3">www.en.wikipedi...</text:span><text:span text:style-name="T3"><text:line-break/></text:span><text:span text:style-name="T3">w</text:span><text:span text:style-name="T3">ww.foxnews.com</text:span><text:span text:style-name="T3"><text:line-break/></text:span><text:span text:style-name="T3">*.google.co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2.84cm" svg:x="12.43cm" svg:y="10.86cm">
          <text:p text:style-name="P13"><text:span text:style-name="T3">Domain</text:span><text:span text:style-name="T3"><text:line-break/></text:span><text:span text:style-name="T3">Host</text:span><text:span text:style-name="T3"><text:line-break/></text:span><text:span text:style-name="T3">Directory</text:span><text:span text:style-name="T3"><text:line-break/></text:span><text:span text:style-name="T3">URL lis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78cm" svg:height="13.335cm" svg:x="4.81cm" svg:y="4.8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6.51cm" svg:height="0.839cm" svg:x="5.445cm" svg:y="5.241cm">
          <draw:text-box>
            <text:p text:style-name="P6"><text:span text:style-name="T3">Download pages from these directories</text:span></text:p>
          </draw:text-box>
        </draw:frame>
        <draw:custom-shape draw:style-name="gr4" draw:text-style-name="P5" draw:layer="layout" svg:width="16.51cm" svg:height="8.89cm" svg:x="5.445cm" svg:y="6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3.335cm" svg:height="0.635cm" svg:x="5.445cm" svg:y="15.6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54cm" svg:height="0.635cm" svg:x="19.415cm" svg:y="15.605cm">
          <text:p text:style-name="P9"><text:span text:style-name="T3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81cm" svg:height="0.935cm" svg:x="5.445cm" svg:y="16.875cm">
          <text:p text:style-name="P9"><text:span text:style-name="T3">Verif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81cm" svg:height="0.935cm" svg:x="9.89cm" svg:y="16.875cm">
          <text:p text:style-name="P9"><text:span text:style-name="T3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4" draw:layer="layout" svg:width="10.795cm" svg:height="3.806cm" svg:x="5.645cm" svg:y="6.28cm">
          <draw:text-box>
            <text:p><text:span text:style-name="T4">http://www.runnersworld.com/marathons/</text:span><text:span text:style-name="T4"><text:line-break/></text:span><text:span text:style-name="T4">http://www.microsoft.com/downloads/ie/10x/64bit/win7/binary/azmirror/en/v10356/update1304567/</text:span></text:p>
          </draw:text-box>
        </draw:frame>
      </draw:page>
      <draw:page draw:name="Select URL list" draw:style-name="dp1" draw:master-page-name="Default">
        <draw:custom-shape draw:style-name="gr3" draw:text-style-name="P4" draw:layer="layout" svg:width="25.94cm" svg:height="2.54cm" svg:x="1cm" svg:y="9.25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.175cm" svg:height="0.839cm" svg:x="23.025cm" svg:y="9.255cm">
          <draw:text-box>
            <text:p text:style-name="P6"><text:span text:style-name="T3">ggipson</text:span></text:p>
          </draw:text-box>
        </draw:frame>
        <draw:custom-shape draw:style-name="gr7" draw:text-style-name="P8" draw:layer="layout" svg:width="3.175cm" svg:height="0.635cm" svg:x="23.225cm" svg:y="10.19cm">
          <text:p text:style-name="P9"><text:span text:style-name="T3">Log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175cm" svg:height="0.635cm" svg:x="23.225cm" svg:y="10.996cm">
          <text:p text:style-name="P9"><text:span text:style-name="T3">Prefer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1.27cm" svg:x="1.635cm" svg:y="10.19cm">
          <text:p text:style-name="P9"><text:span text:style-name="T3">Download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5.28cm" svg:height="0.839cm" svg:x="10.325cm" svg:y="9.255cm">
          <draw:text-box>
            <text:p text:style-name="P6"><text:span text:style-name="T3">Multiple Pages by</text:span></text:p>
          </draw:text-box>
        </draw:frame>
        <draw:frame draw:style-name="gr8" draw:text-style-name="P6" draw:layer="layout" svg:width="4.445cm" svg:height="0.839cm" svg:x="1.435cm" svg:y="9.255cm">
          <draw:text-box>
            <text:p text:style-name="P6"><text:span text:style-name="T3">Single Page</text:span></text:p>
          </draw:text-box>
        </draw:frame>
        <draw:custom-shape draw:style-name="gr9" draw:text-style-name="P4" draw:layer="layout" svg:width="1.651cm" svg:height="1.905cm" svg:x="7.553cm" svg:y="9.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27cm" svg:height="1.27cm" svg:x="7.75cm" svg:y="9.8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6" draw:layer="layout" svg:width="5.08cm" svg:height="0.635cm" svg:x="10.525cm" svg:y="10.19cm">
          <text:p text:style-name="P10"><text:span text:style-name="T3">Domain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35cm" svg:height="0.635cm" svg:x="15.605cm" svg:y="10.19cm">
          <text:p text:style-name="P12"><text:span text:style-name="T4">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3.175cm" svg:height="0.635cm" svg:x="10.525cm" svg:y="10.96cm">
          <text:p text:style-name="P9"><text:span text:style-name="T3">Down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08cm" svg:height="1.778cm" svg:x="16.963cm" svg:y="9.625cm">
          <text:p text:style-name="P13"><text:span text:style-name="T3">www.en.wikipedi...</text:span><text:span text:style-name="T3"><text:line-break/></text:span><text:span text:style-name="T3">w</text:span><text:span text:style-name="T3">ww.foxnews.com</text:span><text:span text:style-name="T3"><text:line-break/></text:span><text:span text:style-name="T3">*.google.co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2.84cm" svg:x="12.43cm" svg:y="10.86cm">
          <text:p text:style-name="P13"><text:span text:style-name="T3">Domain</text:span><text:span text:style-name="T3"><text:line-break/></text:span><text:span text:style-name="T3">Host</text:span><text:span text:style-name="T3"><text:line-break/></text:span><text:span text:style-name="T3">Directory</text:span><text:span text:style-name="T3"><text:line-break/></text:span><text:span text:style-name="T3">URL lis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78cm" svg:height="13.335cm" svg:x="4.81cm" svg:y="4.8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6.51cm" svg:height="0.839cm" svg:x="5.445cm" svg:y="5.241cm">
          <draw:text-box>
            <text:p text:style-name="P6"><text:span text:style-name="T3">Download pages from this list of URLs</text:span></text:p>
          </draw:text-box>
        </draw:frame>
        <draw:custom-shape draw:style-name="gr4" draw:text-style-name="P5" draw:layer="layout" svg:width="16.51cm" svg:height="8.89cm" svg:x="5.445cm" svg:y="6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3.335cm" svg:height="0.635cm" svg:x="5.445cm" svg:y="15.6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54cm" svg:height="0.635cm" svg:x="19.415cm" svg:y="15.605cm">
          <text:p text:style-name="P9"><text:span text:style-name="T3">Brow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81cm" svg:height="0.935cm" svg:x="5.445cm" svg:y="16.875cm">
          <text:p text:style-name="P9"><text:span text:style-name="T3">Verif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81cm" svg:height="0.935cm" svg:x="9.89cm" svg:y="16.875cm">
          <text:p text:style-name="P9"><text:span text:style-name="T3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4" draw:layer="layout" svg:width="15.675cm" svg:height="3.806cm" svg:x="5.645cm" svg:y="6.28cm">
          <draw:text-box>
            <text:p text:style-name="P15"><text:span text:style-name="T4">http://www.imdb.com/megamind.htm/</text:span></text:p>
            <text:p><text:span text:style-name="T4">http://www.apple.com/isore.htm/</text:span></text:p>
            <text:p text:style-name="P15"><text:span text:style-name="T4">http://www.democracymyths.cn/capitalismfaq.asp/</text:span></text:p>
          </draw:text-box>
        </draw:frame>
      </draw:page>
      <draw:page draw:name="Input Modify" draw:style-name="dp1" draw:master-page-name="Default">
        <draw:custom-shape draw:style-name="gr3" draw:text-style-name="P4" draw:layer="layout" svg:width="25.94cm" svg:height="2.54cm" svg:x="1cm" svg:y="1.63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.175cm" svg:height="0.839cm" svg:x="23.025cm" svg:y="1.635cm">
          <draw:text-box>
            <text:p text:style-name="P6"><text:span text:style-name="T3">ggipson</text:span></text:p>
          </draw:text-box>
        </draw:frame>
        <draw:custom-shape draw:style-name="gr7" draw:text-style-name="P8" draw:layer="layout" svg:width="3.175cm" svg:height="0.635cm" svg:x="23.225cm" svg:y="2.57cm">
          <text:p text:style-name="P9"><text:span text:style-name="T3">Log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175cm" svg:height="0.635cm" svg:x="23.225cm" svg:y="3.376cm">
          <text:p text:style-name="P9"><text:span text:style-name="T3">Prefer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1.27cm" svg:x="1.635cm" svg:y="2.57cm">
          <text:p text:style-name="P9"><text:span text:style-name="T3">Download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5.28cm" svg:height="0.839cm" svg:x="10.325cm" svg:y="1.635cm">
          <draw:text-box>
            <text:p text:style-name="P6"><text:span text:style-name="T3">Multiple Pages by</text:span></text:p>
          </draw:text-box>
        </draw:frame>
        <draw:frame draw:style-name="gr8" draw:text-style-name="P6" draw:layer="layout" svg:width="4.445cm" svg:height="0.839cm" svg:x="1.435cm" svg:y="1.635cm">
          <draw:text-box>
            <text:p text:style-name="P6"><text:span text:style-name="T3">Single Page</text:span></text:p>
          </draw:text-box>
        </draw:frame>
        <draw:custom-shape draw:style-name="gr9" draw:text-style-name="P4" draw:layer="layout" svg:width="1.651cm" svg:height="1.905cm" svg:x="7.553cm" svg:y="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27cm" svg:height="1.27cm" svg:x="7.75cm" svg:y="2.2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6" draw:layer="layout" svg:width="5.08cm" svg:height="0.635cm" svg:x="10.525cm" svg:y="2.57cm">
          <text:p text:style-name="P10"><text:span text:style-name="T3">Domain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35cm" svg:height="0.635cm" svg:x="15.605cm" svg:y="2.57cm">
          <text:p text:style-name="P12"><text:span text:style-name="T4">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3.175cm" svg:height="0.635cm" svg:x="10.525cm" svg:y="3.34cm">
          <text:p text:style-name="P9"><text:span text:style-name="T3">Down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08cm" svg:height="1.778cm" svg:x="16.963cm" svg:y="2.005cm">
          <text:p text:style-name="P13"><text:span text:style-name="T3">www.en.wikipedi...</text:span><text:span text:style-name="T3"><text:line-break/></text:span><text:span text:style-name="T3">w</text:span><text:span text:style-name="T3">ww.foxnews.com</text:span><text:span text:style-name="T3"><text:line-break/></text:span><text:span text:style-name="T3">*.google.com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5.28cm" svg:height="0.839cm" svg:x="13.5cm" svg:y="11.16cm">
          <draw:text-box>
            <text:p text:style-name="P6"><text:span text:style-name="T3">Multiple Pages by</text:span></text:p>
          </draw:text-box>
        </draw:frame>
        <draw:custom-shape draw:style-name="gr9" draw:text-style-name="P4" draw:layer="layout" svg:width="1.651cm" svg:height="1.905cm" svg:x="10.728cm" svg:y="11.4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27cm" svg:height="1.27cm" svg:x="10.925cm" svg:y="11.79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6" draw:layer="layout" svg:width="5.08cm" svg:height="0.635cm" svg:x="13.7cm" svg:y="12.095cm">
          <text:p text:style-name="P10"><text:span text:style-name="T3">Domain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35cm" svg:height="0.635cm" svg:x="18.78cm" svg:y="12.095cm">
          <text:p text:style-name="P12"><text:span text:style-name="T4">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3.175cm" svg:height="0.635cm" svg:x="13.7cm" svg:y="12.865cm">
          <text:p text:style-name="P9"><text:span text:style-name="T3">Down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08cm" svg:height="1.778cm" svg:x="20.138cm" svg:y="11.53cm">
          <text:p text:style-name="P13"><text:span text:style-name="T3">www.en.wikipedi...</text:span><text:span text:style-name="T3"><text:line-break/></text:span><text:span text:style-name="T3">w</text:span><text:span text:style-name="T3">ww.foxnews.com</text:span><text:span text:style-name="T3"><text:line-break/></text:span><text:span text:style-name="T3">*.google.co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2.84cm" svg:x="15.605cm" svg:y="12.765cm">
          <text:p text:style-name="P13"><text:span text:style-name="T3">Domain</text:span><text:span text:style-name="T3"><text:line-break/></text:span><text:span text:style-name="T3">Host</text:span><text:span text:style-name="T3"><text:line-break/></text:span><text:span text:style-name="T3">Directory</text:span><text:span text:style-name="T3"><text:line-break/></text:span><text:span text:style-name="T3">URL lis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78cm" svg:height="13.335cm" svg:x="7.985cm" svg:y="6.71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6.51cm" svg:height="0.839cm" svg:x="8.62cm" svg:y="7.146cm">
          <draw:text-box>
            <text:p text:style-name="P6"><text:span text:style-name="T3">Download pages from domain</text:span></text:p>
          </draw:text-box>
        </draw:frame>
        <draw:custom-shape draw:style-name="gr4" draw:text-style-name="P5" draw:layer="layout" svg:width="16.51cm" svg:height="8.89cm" svg:x="8.62cm" svg:y="7.9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3.335cm" svg:height="0.635cm" svg:x="8.62cm" svg:y="17.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54cm" svg:height="0.635cm" svg:x="22.59cm" svg:y="17.51cm">
          <text:p text:style-name="P9"><text:span text:style-name="T3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81cm" svg:height="0.935cm" svg:x="8.62cm" svg:y="18.78cm">
          <text:p text:style-name="P9"><text:span text:style-name="T3">Verif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81cm" svg:height="0.935cm" svg:x="13.065cm" svg:y="18.78cm">
          <text:p text:style-name="P9"><text:span text:style-name="T3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4" draw:layer="layout" svg:width="10.795cm" svg:height="1.916cm" svg:x="8.82cm" svg:y="8.185cm">
          <draw:text-box>
            <text:p text:style-name="P14"><text:span text:style-name="T4">www.en.wikipedia.org</text:span></text:p>
            <text:p text:style-name="P14"><text:span text:style-name="T4">www.foxnews.com</text:span></text:p>
            <text:p text:style-name="P14"><text:span text:style-name="T4">*.google.com</text:span></text:p>
          </draw:text-box>
        </draw:frame>
      </draw:page>
      <draw:page draw:name="Preferences" draw:style-name="dp1" draw:master-page-name="Default">
        <draw:custom-shape draw:style-name="gr3" draw:text-style-name="P4" draw:layer="layout" svg:width="25.94cm" svg:height="2.54cm" svg:x="1cm" svg:y="1.63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.175cm" svg:height="0.839cm" svg:x="23.025cm" svg:y="1.635cm">
          <draw:text-box>
            <text:p text:style-name="P6"><text:span text:style-name="T3">ggipson</text:span></text:p>
          </draw:text-box>
        </draw:frame>
        <draw:custom-shape draw:style-name="gr7" draw:text-style-name="P8" draw:layer="layout" svg:width="3.175cm" svg:height="0.635cm" svg:x="23.225cm" svg:y="2.57cm">
          <text:p text:style-name="P9"><text:span text:style-name="T3">Log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175cm" svg:height="0.635cm" svg:x="23.225cm" svg:y="3.376cm">
          <text:p text:style-name="P9"><text:span text:style-name="T3">Prefer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1.27cm" svg:x="1.635cm" svg:y="2.57cm">
          <text:p text:style-name="P9"><text:span text:style-name="T3">Download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5.28cm" svg:height="0.839cm" svg:x="10.325cm" svg:y="1.635cm">
          <draw:text-box>
            <text:p text:style-name="P6"><text:span text:style-name="T3">Multiple Pages by</text:span></text:p>
          </draw:text-box>
        </draw:frame>
        <draw:frame draw:style-name="gr8" draw:text-style-name="P6" draw:layer="layout" svg:width="4.445cm" svg:height="0.839cm" svg:x="1.435cm" svg:y="1.635cm">
          <draw:text-box>
            <text:p text:style-name="P6"><text:span text:style-name="T3">Single Page</text:span></text:p>
          </draw:text-box>
        </draw:frame>
        <draw:custom-shape draw:style-name="gr9" draw:text-style-name="P4" draw:layer="layout" svg:width="1.651cm" svg:height="1.905cm" svg:x="7.553cm" svg:y="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27cm" svg:height="1.27cm" svg:x="7.75cm" svg:y="2.2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6" draw:layer="layout" svg:width="5.08cm" svg:height="0.635cm" svg:x="10.525cm" svg:y="2.57cm">
          <text:p text:style-name="P10"><text:span text:style-name="T3">Domain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35cm" svg:height="0.635cm" svg:x="15.605cm" svg:y="2.57cm">
          <text:p text:style-name="P12"><text:span text:style-name="T4">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3.175cm" svg:height="0.635cm" svg:x="10.525cm" svg:y="3.34cm">
          <text:p text:style-name="P9"><text:span text:style-name="T3">Down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5.08cm" svg:height="1.778cm" svg:x="16.963cm" svg:y="2.005cm">
          <text:p text:style-name="P13"><text:span text:style-name="T3">www.en.wikipedi...</text:span><text:span text:style-name="T3"><text:line-break/></text:span><text:span text:style-name="T3">w</text:span><text:span text:style-name="T3">ww.foxnews.com</text:span><text:span text:style-name="T3"><text:line-break/></text:span><text:span text:style-name="T3">*.google.com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5.28cm" svg:height="0.839cm" svg:x="13.5cm" svg:y="11.16cm">
          <draw:text-box>
            <text:p text:style-name="P6"><text:span text:style-name="T3">Multiple Pages by</text:span></text:p>
          </draw:text-box>
        </draw:frame>
        <draw:custom-shape draw:style-name="gr9" draw:text-style-name="P4" draw:layer="layout" svg:width="1.651cm" svg:height="1.905cm" svg:x="10.728cm" svg:y="11.4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27cm" svg:height="1.27cm" svg:x="10.925cm" svg:y="11.79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6" draw:layer="layout" svg:width="5.08cm" svg:height="0.635cm" svg:x="13.7cm" svg:y="12.095cm">
          <text:p text:style-name="P10"><text:span text:style-name="T3">Domain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35cm" svg:height="0.635cm" svg:x="18.78cm" svg:y="12.095cm">
          <text:p text:style-name="P12"><text:span text:style-name="T4">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3.175cm" svg:height="0.635cm" svg:x="13.7cm" svg:y="12.865cm">
          <text:p text:style-name="P9"><text:span text:style-name="T3">Down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08cm" svg:height="1.778cm" svg:x="20.138cm" svg:y="11.53cm">
          <text:p text:style-name="P13"><text:span text:style-name="T3">www.en.wikipedi...</text:span><text:span text:style-name="T3"><text:line-break/></text:span><text:span text:style-name="T3">w</text:span><text:span text:style-name="T3">ww.foxnews.com</text:span><text:span text:style-name="T3"><text:line-break/></text:span><text:span text:style-name="T3">*.google.co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2.84cm" svg:x="15.605cm" svg:y="12.765cm">
          <text:p text:style-name="P13"><text:span text:style-name="T3">Domain</text:span><text:span text:style-name="T3"><text:line-break/></text:span><text:span text:style-name="T3">Host</text:span><text:span text:style-name="T3"><text:line-break/></text:span><text:span text:style-name="T3">Directory</text:span><text:span text:style-name="T3"><text:line-break/></text:span><text:span text:style-name="T3">URL lis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78cm" svg:height="13.335cm" svg:x="7.985cm" svg:y="6.7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81cm" svg:height="0.935cm" svg:x="21.22cm" svg:y="18.78cm">
          <text:p text:style-name="P9"><text:span text:style-name="T3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1.27cm" svg:x="8.62cm" svg:y="7.985cm">
          <text:p text:style-name="P9"><text:span text:style-name="T3">ta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81cm" svg:height="1.27cm" svg:x="12.43cm" svg:y="7.985cm">
          <text:p text:style-name="P9"><text:span text:style-name="T3">tab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81cm" svg:height="1.27cm" svg:x="16.24cm" svg:y="7.985cm">
          <text:p text:style-name="P9"><text:span text:style-name="T3">tab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6.51cm" svg:height="8.89cm" svg:x="8.52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rant Gipson</meta:initial-creator>
    <meta:creation-date>2010-10-31T13:23:28</meta:creation-date>
    <dc:date>2010-10-31T14:29:11</dc:date>
    <dc:creator>Grant Gipson</dc:creator>
    <meta:editing-duration>PT01H05M43S</meta:editing-duration>
    <meta:editing-cycles>31</meta:editing-cycles>
    <meta:generator>OpenOffice.org/3.2$Linux OpenOffice.org_project/320m12$Build-9483</meta:generator>
    <meta:document-statistic meta:object-count="188"/>
  </office:meta>
</office:document-meta>
</file>